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nsolas" svg:font-family="Consolas" style:font-family-generic="swiss" style:font-pitch="fixed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26.012cm" fo:margin-left="0.182cm" table:align="left"/>
    </style:style>
    <style:style style:name="Table1.A" style:family="table-column">
      <style:table-column-properties style:column-width="4.74cm"/>
    </style:style>
    <style:style style:name="Table1.B" style:family="table-column">
      <style:table-column-properties style:column-width="6.145cm"/>
    </style:style>
    <style:style style:name="Table1.D" style:family="table-column">
      <style:table-column-properties style:column-width="2.492cm"/>
    </style:style>
    <style:style style:name="Table1.E" style:family="table-column">
      <style:table-column-properties style:column-width="7.895cm"/>
    </style:style>
    <style:style style:name="Table1.1" style:family="table-row">
      <style:table-row-properties style:min-row-height="0.423cm"/>
    </style:style>
    <style:style style:name="Table1.A1" style:family="table-cell">
      <style:table-cell-properties style:vertical-align="bottom" fo:background-color="#d8d8d8" fo:padding-left="0.191cm" fo:padding-right="0.191cm" fo:padding-top="0cm" fo:padding-bottom="0cm" fo:border="0.018cm solid #000000" fo:wrap-option="no-wrap">
        <style:background-image/>
      </style:table-cell-properties>
    </style:style>
    <style:style style:name="Table1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0" fo:border-top="0.018cm solid #000000" fo:border-bottom="0.018cm solid #000000" fo:wrap-option="no-wrap">
        <style:background-image/>
      </style:table-cell-properties>
    </style:style>
    <style:style style:name="Table1.2" style:family="table-row">
      <style:table-row-properties style:min-row-height="1.272cm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fo:wrap-option="no-wrap"/>
    </style:style>
    <style:style style:name="Table1.C2" style:family="table-cell">
      <style:table-cell-properties style:vertical-align="middle" fo:padding-left="0.191cm" fo:padding-right="0.191cm" fo:padding-top="0cm" fo:padding-bottom="0cm" fo:border-left="none" fo:border-right="0.018cm solid #000000" fo:border-top="none" fo:border-bottom="0.018cm solid #000000" fo:wrap-option="no-wrap"/>
    </style:style>
    <style:style style:name="Table1.3" style:family="table-row">
      <style:table-row-properties style:min-row-height="1.439cm"/>
    </style:style>
    <style:style style:name="Table1.4" style:family="table-row">
      <style:table-row-properties style:min-row-height="1.289cm"/>
    </style:style>
    <style:style style:name="Table1.A5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1.C5" style:family="table-cell">
      <style:table-cell-properties style:vertical-align="middle" fo:padding-left="0.191cm" fo:padding-right="0.191cm" fo:padding-top="0cm" fo:padding-bottom="0cm" fo:border-left="none" fo:border-right="0.018cm solid #000000" fo:border-top="0.018cm solid #000000" fo:border-bottom="0.018cm solid #000000" fo:wrap-option="no-wrap"/>
    </style:style>
    <style:style style:name="Table2" style:family="table">
      <style:table-properties style:width="18.203cm" fo:margin-left="0.164cm" table:align="left"/>
    </style:style>
    <style:style style:name="Table2.A" style:family="table-column">
      <style:table-column-properties style:column-width="4.374cm"/>
    </style:style>
    <style:style style:name="Table2.B" style:family="table-column">
      <style:table-column-properties style:column-width="3.563cm"/>
    </style:style>
    <style:style style:name="Table2.C" style:family="table-column">
      <style:table-column-properties style:column-width="2.152cm"/>
    </style:style>
    <style:style style:name="Table2.D" style:family="table-column">
      <style:table-column-properties style:column-width="6.209cm"/>
    </style:style>
    <style:style style:name="Table2.E" style:family="table-column">
      <style:table-column-properties style:column-width="1.905cm"/>
    </style:style>
    <style:style style:name="Table2.1" style:family="table-row">
      <style:table-row-properties style:min-row-height="0.503cm"/>
    </style:style>
    <style:style style:name="Table2.A1" style:family="table-cell">
      <style:table-cell-properties style:vertical-align="bottom" fo:background-color="#d8d8d8" fo:padding-left="0.191cm" fo:padding-right="0.191cm" fo:padding-top="0cm" fo:padding-bottom="0cm" fo:border="0.018cm solid #000000" fo:wrap-option="no-wrap">
        <style:background-image/>
      </style:table-cell-properties>
    </style:style>
    <style:style style:name="Table2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0" fo:border-top="0.018cm solid #000000" fo:border-bottom="0.018cm solid #000000" fo:wrap-option="no-wrap">
        <style:background-image/>
      </style:table-cell-properties>
    </style:style>
    <style:style style:name="Table2.E1" style:family="table-cell">
      <style:table-cell-properties style:vertical-align="bottom" fo:padding-left="0.191cm" fo:padding-right="0.191cm" fo:padding-top="0cm" fo:padding-bottom="0cm" fo:border="none" fo:wrap-option="no-wrap"/>
    </style:style>
    <style:style style:name="Table2.A2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fo:wrap-option="no-wrap"/>
    </style:style>
    <style:style style:name="Table2.B2" style:family="table-cell">
      <style:table-cell-properties style:vertical-align="bottom" fo:padding-left="0.191cm" fo:padding-right="0.191cm" fo:padding-top="0cm" fo:padding-bottom="0cm" fo:border-left="none" fo:border-right="0.018cm solid #000000" fo:border-top="none" fo:border-bottom="0.018cm solid #000000" fo:wrap-option="no-wrap"/>
    </style:style>
    <style:style style:name="Table3" style:family="table">
      <style:table-properties style:width="18.533cm" fo:margin-left="0.164cm" table:align="left"/>
    </style:style>
    <style:style style:name="Table3.A" style:family="table-column">
      <style:table-column-properties style:column-width="4.277cm"/>
    </style:style>
    <style:style style:name="Table3.B" style:family="table-column">
      <style:table-column-properties style:column-width="3.75cm"/>
    </style:style>
    <style:style style:name="Table3.C" style:family="table-column">
      <style:table-column-properties style:column-width="2.074cm"/>
    </style:style>
    <style:style style:name="Table3.D" style:family="table-column">
      <style:table-column-properties style:column-width="6.177cm"/>
    </style:style>
    <style:style style:name="Table3.E" style:family="table-column">
      <style:table-column-properties style:column-width="2.254cm"/>
    </style:style>
    <style:style style:name="Table3.1" style:family="table-row">
      <style:table-row-properties style:min-row-height="0.503cm"/>
    </style:style>
    <style:style style:name="Table3.A1" style:family="table-cell">
      <style:table-cell-properties style:vertical-align="bottom" fo:background-color="#d8d8d8" fo:padding-left="0.191cm" fo:padding-right="0.191cm" fo:padding-top="0cm" fo:padding-bottom="0cm" fo:border="0.018cm solid #000000" fo:wrap-option="no-wrap">
        <style:background-image/>
      </style:table-cell-properties>
    </style:style>
    <style:style style:name="Table3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0" fo:border-top="0.018cm solid #000000" fo:border-bottom="0.018cm solid #000000" fo:wrap-option="no-wrap">
        <style:background-image/>
      </style:table-cell-properties>
    </style:style>
    <style:style style:name="Table3.E1" style:family="table-cell">
      <style:table-cell-properties style:vertical-align="bottom" fo:padding-left="0.191cm" fo:padding-right="0.191cm" fo:padding-top="0cm" fo:padding-bottom="0cm" fo:border="none" fo:wrap-option="no-wrap"/>
    </style:style>
    <style:style style:name="Table3.A2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fo:wrap-option="no-wrap"/>
    </style:style>
    <style:style style:name="Table3.B2" style:family="table-cell">
      <style:table-cell-properties style:vertical-align="bottom" fo:padding-left="0.191cm" fo:padding-right="0.191cm" fo:padding-top="0cm" fo:padding-bottom="0cm" fo:border-left="none" fo:border-right="0.018cm solid #000000" fo:border-top="none" fo:border-bottom="0.018cm solid #000000" fo:wrap-option="no-wrap"/>
    </style:style>
    <style:style style:name="Table4" style:family="table">
      <style:table-properties style:width="17.976cm" fo:margin-left="0.164cm" table:align="left"/>
    </style:style>
    <style:style style:name="Table4.A" style:family="table-column">
      <style:table-column-properties style:column-width="4.277cm"/>
    </style:style>
    <style:style style:name="Table4.B" style:family="table-column">
      <style:table-column-properties style:column-width="3.75cm"/>
    </style:style>
    <style:style style:name="Table4.C" style:family="table-column">
      <style:table-column-properties style:column-width="2.074cm"/>
    </style:style>
    <style:style style:name="Table4.D" style:family="table-column">
      <style:table-column-properties style:column-width="6.177cm"/>
    </style:style>
    <style:style style:name="Table4.E" style:family="table-column">
      <style:table-column-properties style:column-width="1.697cm"/>
    </style:style>
    <style:style style:name="Table4.1" style:family="table-row">
      <style:table-row-properties style:min-row-height="0.503cm"/>
    </style:style>
    <style:style style:name="Table4.A1" style:family="table-cell">
      <style:table-cell-properties style:vertical-align="bottom" fo:background-color="#d8d8d8" fo:padding-left="0.191cm" fo:padding-right="0.191cm" fo:padding-top="0cm" fo:padding-bottom="0cm" fo:border="0.018cm solid #000000" fo:wrap-option="no-wrap">
        <style:background-image/>
      </style:table-cell-properties>
    </style:style>
    <style:style style:name="Table4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0" fo:border-top="0.018cm solid #000000" fo:border-bottom="0.018cm solid #000000" fo:wrap-option="no-wrap">
        <style:background-image/>
      </style:table-cell-properties>
    </style:style>
    <style:style style:name="Table4.E1" style:family="table-cell">
      <style:table-cell-properties style:vertical-align="bottom" fo:padding-left="0.191cm" fo:padding-right="0.191cm" fo:padding-top="0cm" fo:padding-bottom="0cm" fo:border="none" fo:wrap-option="no-wrap"/>
    </style:style>
    <style:style style:name="Table4.A2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fo:wrap-option="no-wrap"/>
    </style:style>
    <style:style style:name="Table4.B2" style:family="table-cell">
      <style:table-cell-properties style:vertical-align="bottom" fo:padding-left="0.191cm" fo:padding-right="0.191cm" fo:padding-top="0cm" fo:padding-bottom="0cm" fo:border-left="none" fo:border-right="0.018cm solid #000000" fo:border-top="none" fo:border-bottom="0.018cm solid #000000" fo:wrap-option="no-wrap"/>
    </style:style>
    <style:style style:name="Table5" style:family="table">
      <style:table-properties style:width="18.038cm" fo:margin-left="0.164cm" table:align="left"/>
    </style:style>
    <style:style style:name="Table5.A" style:family="table-column">
      <style:table-column-properties style:column-width="4.154cm"/>
    </style:style>
    <style:style style:name="Table5.B" style:family="table-column">
      <style:table-column-properties style:column-width="3.671cm"/>
    </style:style>
    <style:style style:name="Table5.C" style:family="table-column">
      <style:table-column-properties style:column-width="2.073cm"/>
    </style:style>
    <style:style style:name="Table5.D" style:family="table-column">
      <style:table-column-properties style:column-width="6.228cm"/>
    </style:style>
    <style:style style:name="Table5.E" style:family="table-column">
      <style:table-column-properties style:column-width="1.912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bottom" fo:background-color="#d8d8d8" fo:padding-left="0.191cm" fo:padding-right="0.191cm" fo:padding-top="0cm" fo:padding-bottom="0cm" fo:border="0.018cm solid #000000" fo:wrap-option="no-wrap">
        <style:background-image/>
      </style:table-cell-properties>
    </style:style>
    <style:style style:name="Table5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0" fo:border-top="0.018cm solid #000000" fo:border-bottom="0.018cm solid #000000" fo:wrap-option="no-wrap">
        <style:background-image/>
      </style:table-cell-properties>
    </style:style>
    <style:style style:name="Table5.E1" style:family="table-cell">
      <style:table-cell-properties style:vertical-align="bottom" fo:padding-left="0.191cm" fo:padding-right="0.191cm" fo:padding-top="0cm" fo:padding-bottom="0cm" fo:border="none" fo:wrap-option="no-wrap"/>
    </style:style>
    <style:style style:name="Table5.A2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fo:wrap-option="no-wrap"/>
    </style:style>
    <style:style style:name="Table5.B2" style:family="table-cell">
      <style:table-cell-properties style:vertical-align="bottom" fo:padding-left="0.191cm" fo:padding-right="0.191cm" fo:padding-top="0cm" fo:padding-bottom="0cm" fo:border-left="none" fo:border-right="0.018cm solid #000000" fo:border-top="none" fo:border-bottom="0.018cm solid #000000" fo:wrap-option="no-wrap"/>
    </style:style>
    <style:style style:name="Table6" style:family="table">
      <style:table-properties style:width="16.671cm" fo:margin-left="0.164cm" table:align="left"/>
    </style:style>
    <style:style style:name="Table6.A" style:family="table-column">
      <style:table-column-properties style:column-width="3.96cm"/>
    </style:style>
    <style:style style:name="Table6.B" style:family="table-column">
      <style:table-column-properties style:column-width="3.249cm"/>
    </style:style>
    <style:style style:name="Table6.C" style:family="table-column">
      <style:table-column-properties style:column-width="1.94cm"/>
    </style:style>
    <style:style style:name="Table6.D" style:family="table-column">
      <style:table-column-properties style:column-width="5.731cm"/>
    </style:style>
    <style:style style:name="Table6.E" style:family="table-column">
      <style:table-column-properties style:column-width="1.79cm"/>
    </style:style>
    <style:style style:name="Table6.1" style:family="table-row">
      <style:table-row-properties style:min-row-height="0.503cm"/>
    </style:style>
    <style:style style:name="Table6.A1" style:family="table-cell">
      <style:table-cell-properties style:vertical-align="bottom" fo:background-color="#d8d8d8" fo:padding-left="0.191cm" fo:padding-right="0.191cm" fo:padding-top="0cm" fo:padding-bottom="0cm" fo:border="0.018cm solid #000000" fo:wrap-option="no-wrap">
        <style:background-image/>
      </style:table-cell-properties>
    </style:style>
    <style:style style:name="Table6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0" fo:border-top="0.018cm solid #000000" fo:border-bottom="0.018cm solid #000000" fo:wrap-option="no-wrap">
        <style:background-image/>
      </style:table-cell-properties>
    </style:style>
    <style:style style:name="Table6.E1" style:family="table-cell">
      <style:table-cell-properties style:vertical-align="bottom" fo:padding-left="0.191cm" fo:padding-right="0.191cm" fo:padding-top="0cm" fo:padding-bottom="0cm" fo:border="none" fo:wrap-option="no-wrap"/>
    </style:style>
    <style:style style:name="Table6.A2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 fo:wrap-option="no-wrap"/>
    </style:style>
    <style:style style:name="Table6.B2" style:family="table-cell">
      <style:table-cell-properties style:vertical-align="bottom" fo:padding-left="0.191cm" fo:padding-right="0.191cm" fo:padding-top="0cm" fo:padding-bottom="0cm" fo:border-left="none" fo:border-right="0.018cm solid #000000" fo:border-top="none" fo:border-bottom="0.018cm solid #000000" fo:wrap-option="no-wrap"/>
    </style:style>
    <style:style style:name="Table6.D2" style:family="table-cell">
      <style:table-cell-properties style:vertical-align="bottom" fo:padding-left="0.191cm" fo:padding-right="0.191cm" fo:padding-top="0cm" fo:padding-bottom="0cm" fo:border-left="none" fo:border-right="0.018cm solid #000000" fo:border-top="0.018cm solid #000000" fo:border-bottom="0.018cm solid #000000" fo:wrap-option="no-wrap"/>
    </style:style>
    <style:style style:name="Table6.E3" style:family="table-cell">
      <style:table-cell-properties style:vertical-align="bottom" fo:padding-left="0.191cm" fo:padding-right="0.191cm" fo:padding-top="0cm" fo:padding-bottom="0cm" fo:border-left="0.018cm solid #000000" fo:border-right="none" fo:border-top="none" fo:border-bottom="none" fo:wrap-option="no-wrap"/>
    </style:style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paragraph-properties>
        <style:tab-stops>
          <style:tab-stop style:position="4.23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Normal">
      <style:paragraph-properties>
        <style:tab-stops>
          <style:tab-stop style:position="4.233cm"/>
        </style:tab-stops>
      </style:paragraph-properties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6" style:family="paragraph" style:parent-style-name="Normal">
      <style:paragraph-properties fo:margin-top="0cm" fo:margin-bottom="0cm" fo:line-height="100%"/>
      <style:text-properties fo:color="#000000" style:font-name="Tahoma" fo:font-size="10pt" style:font-name-asian="Times New Roman" style:font-size-asian="10pt" style:font-name-complex="Tahoma" style:font-size-complex="10pt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fo:color="#000000" style:font-name="Tahoma" fo:font-size="10pt" style:font-name-asian="Times New Roman" style:font-size-asian="10pt" style:font-name-complex="Tahoma" style:font-size-complex="10pt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 fo:text-align="center" style:justify-single-word="false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">
      <style:paragraph-properties style:text-autospace="none"/>
      <style:text-properties fo:font-size="8pt" style:font-size-asian="8pt" style:font-size-complex="8pt"/>
    </style:style>
    <style:style style:name="P12" style:family="paragraph" style:parent-style-name="Normal" style:master-page-name="MP0">
      <style:paragraph-properties style:page-number="auto" fo:break-before="page"/>
    </style:style>
    <style:style style:name="P13" style:family="paragraph" style:parent-style-name="Normal" style:master-page-name="MP1">
      <style:paragraph-properties style:page-number="auto" fo:break-before="page"/>
    </style:style>
    <style:style style:name="P14" style:family="paragraph" style:parent-style-name="Normal">
      <style:paragraph-properties>
        <style:tab-stops>
          <style:tab-stop style:position="4.233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 style:font-name="Tahoma" fo:font-size="10pt" style:font-name-asian="Times New Roman" style:font-size-asian="10pt" style:font-name-complex="Tahoma" style:font-size-complex="10pt"/>
    </style:style>
    <style:style style:name="T4" style:family="text">
      <style:text-properties fo:color="#800000" fo:language="none" fo:country="none"/>
    </style:style>
    <style:style style:name="T5" style:family="text">
      <style:text-properties fo:color="#800000" fo:font-size="8pt" fo:language="none" fo:country="none" style:font-size-asian="8pt" style:font-size-complex="8pt"/>
    </style:style>
    <style:style style:name="T6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fo:font-size="10pt" fo:language="none" fo:country="none" style:font-size-asian="10pt" style:font-size-complex="10pt"/>
    </style:style>
    <style:style style:name="T8" style:family="text">
      <style:text-properties fo:color="#0000ff" fo:language="none" fo:country="none"/>
    </style:style>
    <style:style style:name="T9" style:family="text">
      <style:text-properties fo:color="#0000ff" fo:font-size="8pt" fo:language="none" fo:country="none" style:font-size-asian="8pt" style:font-size-complex="8pt"/>
    </style:style>
    <style:style style:name="T10" style:family="text">
      <style:text-properties fo:color="#ff0000" fo:language="none" fo:country="none"/>
    </style:style>
    <style:style style:name="T11" style:family="text">
      <style:text-properties style:use-window-font-color="true" fo:language="none" fo:country="none"/>
    </style:style>
    <style:style style:name="T12" style:family="text">
      <style:text-properties fo:font-weight="normal" fo:background-color="transparent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1">System name </text:span></text:span><text:span text:style-name="Default_20_Paragraph_20_Font"><text:span text:style-name="T1">: </text:span></text:span>Silkspan Article<text:span text:style-name="Default_20_Paragraph_20_Font"><text:span text:style-name="T1"> </text:span></text:span></text:p>
      <text:p text:style-name="Normal"><text:span text:style-name="Default_20_Paragraph_20_Font"><text:span text:style-name="T1">Short description :</text:span></text:span> <text:span text:style-name="Default_20_Paragraph_20_Font">สำหรับ</text:span><text:span text:style-name="Default_20_Paragraph_20_Font">จัดการ</text:span><text:span text:style-name="Default_20_Paragraph_20_Font">บทความ สาระหน้ารู้ต่างๆ</text:span><text:span text:style-name="Default_20_Paragraph_20_Font"> </text:span><text:span text:style-name="Default_20_Paragraph_20_Font">ผ่าน </text:span>content editor <text:span text:style-name="Default_20_Paragraph_20_Font">เพื่อ</text:span><text:span text:style-name="Default_20_Paragraph_20_Font">นำไปแสดง</text:span><text:span text:style-name="Default_20_Paragraph_20_Font">บนหน้า </text:span>web silkspan</text:p>
      <text:p text:style-name="P1">Url path (test) :</text:p>
      <text:p text:style-name="Normal">Frontend : N/A</text:p>
      <text:p text:style-name="Normal">Backend : <text:a xlink:type="simple" xlink:href="http://192.168.0.2/v2/Administrator/Content/SearchContent.aspx" office:target-frame-name="_top" xlink:show="replace" text:style-name="Internet_20_link" text:visited-style-name="Visited_20_Internet_20_Link"><text:span text:style-name="Hyperlink">http://192.168.0.2/v2/Administrator/Content/SearchContent.aspx</text:span></text:a></text:p>
      <text:p text:style-name="P5">Username = admin<text:tab/></text:p>
      <text:p text:style-name="P5">Password = 1234</text:p>
      <text:p text:style-name="Normal"><text:span text:style-name="Default_20_Paragraph_20_Font"><text:span text:style-name="T1">Url path (production) :</text:span></text:span><text:span text:style-name="Default_20_Paragraph_20_Font"><text:span text:style-name="T1"> </text:span></text:span></text:p>
      <text:p text:style-name="Normal">Frontend : <text:a xlink:type="simple" xlink:href="http://silkspan.com/v2/article/?typedealer" office:target-frame-name="_top" xlink:show="replace" text:style-name="Internet_20_link" text:visited-style-name="Visited_20_Internet_20_Link"><text:span text:style-name="Hyperlink">http://silkspan.com/v2/article/?typedealer</text:span></text:a>=</text:p>
      <text:p text:style-name="Normal">Backend : <text:a xlink:type="simple" xlink:href="http://www.silkspan.com/v2/Administrator/Content/SearchContent.aspx" office:target-frame-name="_top" xlink:show="replace" text:style-name="Internet_20_link" text:visited-style-name="Visited_20_Internet_20_Link"><text:span text:style-name="Hyperlink">http://www.silkspan.com/v2/Administrator/Content/SearchContent.aspx</text:span></text:a></text:p>
      <text:p text:style-name="P5">Username = admin</text:p>
      <text:p text:style-name="P5">Password = 1234</text:p>
      <text:p text:style-name="P3"><text:span text:style-name="Default_20_Paragraph_20_Font"><text:span text:style-name="T2">Coding Path (production) : <text:tab/></text:span></text:span></text:p>
      <text:p text:style-name="P2"><text:s text:c="3"/>server : 192.168.10.105</text:p>
      <text:p text:style-name="P2"><text:s text:c="3"/>path : /v2/article</text:p>
      <text:p text:style-name="P4"/>
      <text:p text:style-name="P4"/>
      <text:p text:style-name="Normal"><text:soft-page-break/></text:p>
      <text:p text:style-name="P1">ER diagram :</text:p>
      <text:p text:style-name="P4"><draw:frame draw:style-name="fr2" draw:name="Object 1" text:anchor-type="as-char" svg:y="0cm" svg:width="10.61cm" style:rel-width="scale" svg:height="7.726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Default_20_Paragraph_20_Font">รูปภาพ </text:span>ER Diagram-Manage Articl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7">table name</text:p>
            </table:table-cell>
            <table:table-cell table:style-name="Table1.B1" office:value-type="string">
              <text:p text:style-name="P7">description</text:p>
            </table:table-cell>
            <table:table-cell table:style-name="Table1.B1" office:value-type="string">
              <text:p text:style-name="P7">relation</text:p>
            </table:table-cell>
            <table:table-cell table:style-name="Table1.B1" office:value-type="string">
              <text:p text:style-name="P7">connectivity</text:p>
            </table:table-cell>
            <table:table-cell table:style-name="Table1.B1" office:value-type="string">
              <text:p text:style-name="P7">remark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7">Admin_ContentManagement</text:p>
          </table:table-cell>
          <table:table-cell table:style-name="Table1.A2" table:number-rows-spanned="3" office:value-type="string">
            <text:p text:style-name="P9"><text:span text:style-name="Default_20_Paragraph_20_Font"><text:span text:style-name="T3">เก็บข้อมู</text:span></text:span><text:span text:style-name="Default_20_Paragraph_20_Font"><text:span text:style-name="T3">ล </text:span></text:span><text:span text:style-name="Default_20_Paragraph_20_Font"><text:span text:style-name="T3">master </text:span></text:span><text:span text:style-name="Default_20_Paragraph_20_Font"><text:span text:style-name="T3">ของบทความ</text:span></text:span></text:p>
          </table:table-cell>
          <table:table-cell table:style-name="Table1.C2" office:value-type="string">
            <text:p text:style-name="P6">Admin_MetatacContent</text:p>
          </table:table-cell>
          <table:table-cell table:style-name="Table1.C2" office:value-type="string">
            <text:p text:style-name="P7">one-to-many</text:p>
          </table:table-cell>
          <table:table-cell table:style-name="Table1.C2" office:value-type="string">
            <text:p text:style-name="P8"><text:span text:style-name="Default_20_Paragraph_20_Font"><text:span text:style-name="T3">สำหรับเก็บ </text:span></text:span><text:span text:style-name="Default_20_Paragraph_20_Font"><text:span text:style-name="T3">Meta tag </text:span></text:span><text:span text:style-name="Default_20_Paragraph_20_Font"><text:span text:style-name="T3">ของบทความ </text:span></text:span><text:span text:style-name="Default_20_Paragraph_20_Font"><text:span text:style-name="T3">ข้อมูลความสัมพันธ์ประกอบด้วย</text:span></text:span><text:span text:style-name="Default_20_Paragraph_20_Font"><text:span text:style-name="T3"> </text:span></text:span><text:span text:style-name="Default_20_Paragraph_20_Font"><text:span text:style-name="T3">ContentID</text:span></text:span></text:p>
          </table:table-cell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6">Admin_TypeContent</text:p>
          </table:table-cell>
          <table:table-cell table:style-name="Table1.C2" office:value-type="string">
            <text:p text:style-name="P7">one-to-one</text:p>
          </table:table-cell>
          <table:table-cell table:style-name="Table1.C2" office:value-type="string">
            <text:p text:style-name="P8"><text:span text:style-name="Default_20_Paragraph_20_Font"><text:span text:style-name="T3">สำหรับเก็บประเภทของบทความ </text:span></text:span><text:span text:style-name="Default_20_Paragraph_20_Font"><text:span text:style-name="T3">ข้อมูลความสัมพันธ์ประกอบด้วย</text:span></text:span><text:span text:style-name="Default_20_Paragraph_20_Font"><text:span text:style-name="T3"> </text:span></text:span><text:span text:style-name="Default_20_Paragraph_20_Font"><text:span text:style-name="T3">ContentTypetID</text:span></text:span></text:p>
          </table:table-cell>
        </table:table-row>
        <table:table-row table:style-name="Table1.4">
          <table:covered-table-cell/>
          <table:covered-table-cell/>
          <table:table-cell table:style-name="Table1.C2" office:value-type="string">
            <text:p text:style-name="P6">User_login</text:p>
          </table:table-cell>
          <table:table-cell table:style-name="Table1.C2" office:value-type="string">
            <text:p text:style-name="P7">one-to-one</text:p>
          </table:table-cell>
          <table:table-cell table:style-name="Table1.C2" office:value-type="string">
            <text:p text:style-name="P8"><text:span text:style-name="Default_20_Paragraph_20_Font"><text:span text:style-name="T3">สำหรับเก็บข้อมูลผู้ใช้งาน </text:span></text:span><text:span text:style-name="Default_20_Paragraph_20_Font"><text:span text:style-name="T3">ข้อมูลความสัมพันธ์ประกอบด้วย</text:span></text:span><text:span text:style-name="Default_20_Paragraph_20_Font"><text:span text:style-name="T3"> create_user,update_user</text:span></text:span></text:p>
          </table:table-cell>
        </table:table-row>
        <table:table-row table:style-name="Table1.4">
          <table:table-cell table:style-name="Table1.A5" table:number-rows-spanned="2" office:value-type="string">
            <text:p text:style-name="P6">User_login</text:p>
          </table:table-cell>
          <table:table-cell table:style-name="Table1.A5" table:number-rows-spanned="2" office:value-type="string">
            <text:p text:style-name="P8"><text:span text:style-name="Default_20_Paragraph_20_Font"><text:span text:style-name="T3">สำหรับเก็บข้อมูลผู้ใช้งาน</text:span></text:span></text:p>
          </table:table-cell>
          <table:table-cell table:style-name="Table1.C5" office:value-type="string">
            <text:p text:style-name="P6">Admin_ContentManagement</text:p>
          </table:table-cell>
          <table:table-cell table:style-name="Table1.C5" office:value-type="string">
            <text:p text:style-name="P7">one-to-one</text:p>
          </table:table-cell>
          <table:table-cell table:style-name="Table1.C5" office:value-type="string">
            <text:p text:style-name="P8"><text:span text:style-name="Default_20_Paragraph_20_Font"><text:span text:style-name="T3">สำหรับ</text:span></text:span><text:span text:style-name="Default_20_Paragraph_20_Font"><text:span text:style-name="T3">เก็บข้อมู</text:span></text:span><text:span text:style-name="Default_20_Paragraph_20_Font"><text:span text:style-name="T3">ล </text:span></text:span><text:span text:style-name="Default_20_Paragraph_20_Font"><text:span text:style-name="T3">master </text:span></text:span><text:span text:style-name="Default_20_Paragraph_20_Font"><text:span text:style-name="T3">ของบทความ</text:span></text:span><text:span text:style-name="Default_20_Paragraph_20_Font"><text:span text:style-name="T3"> </text:span></text:span><text:span text:style-name="Default_20_Paragraph_20_Font"><text:span text:style-name="T3">ข้อมูลความสัมพันธ์ประกอบด้วย</text:span></text:span><text:span text:style-name="Default_20_Paragraph_20_Font"><text:span text:style-name="T3"> name</text:span></text:span></text:p>
          </table:table-cell>
        </table:table-row>
        <table:table-row table:style-name="Table1.4">
          <table:covered-table-cell/>
          <table:covered-table-cell/>
          <table:table-cell table:style-name="Table1.C5" office:value-type="string">
            <text:p text:style-name="P6">Admin_TemplateContent</text:p>
          </table:table-cell>
          <table:table-cell table:style-name="Table1.C5" office:value-type="string">
            <text:p text:style-name="P7">one-to-many</text:p>
          </table:table-cell>
          <table:table-cell table:style-name="Table1.C5" office:value-type="string">
            <text:p text:style-name="P8"><text:span text:style-name="Default_20_Paragraph_20_Font"><text:span text:style-name="T3">สำหรับ</text:span></text:span><text:span text:style-name="Default_20_Paragraph_20_Font"><text:span text:style-name="T3">เก็บข้อมู</text:span></text:span><text:span text:style-name="Default_20_Paragraph_20_Font"><text:span text:style-name="T3">ล </text:span></text:span><text:span text:style-name="Default_20_Paragraph_20_Font"><text:span text:style-name="T3">master </text:span></text:span><text:span text:style-name="Default_20_Paragraph_20_Font"><text:span text:style-name="T3">ของ </text:span></text:span><text:span text:style-name="Default_20_Paragraph_20_Font"><text:span text:style-name="T3">template</text:span></text:span><text:span text:style-name="Default_20_Paragraph_20_Font"><text:span text:style-name="T3"> </text:span></text:span><text:span text:style-name="Default_20_Paragraph_20_Font"><text:span text:style-name="T3">ข้อมูลความสัมพันธ์ประกอบด้วย</text:span></text:span><text:span text:style-name="Default_20_Paragraph_20_Font"><text:span text:style-name="T3"> </text:span></text:span><text:span text:style-name="Default_20_Paragraph_20_Font"><text:span text:style-name="T3">name</text:span></text:span></text:p>
          </table:table-cell>
        </table:table-row>
      </table:table>
      <text:p text:style-name="P13"><text:span text:style-name="Default_20_Paragraph_20_Font"><text:span text:style-name="T1">Data dic</text:span></text:span> <text:s/>: </text:p>
      <text:p text:style-name="Normal">Table : Admin_ContentManagemen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>Column name </text:p>
          </table:table-cell>
          <table:table-cell table:style-name="Table2.B1" office:value-type="string">
            <text:p text:style-name="P7">Data Type</text:p>
          </table:table-cell>
          <table:table-cell table:style-name="Table2.B1" office:value-type="string">
            <text:p text:style-name="P7">Allow Null</text:p>
          </table:table-cell>
          <table:table-cell table:style-name="Table2.B1" office:value-type="string">
            <text:p text:style-name="P7">Description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6">ContentID</text:p>
          </table:table-cell>
          <table:table-cell table:style-name="Table2.B2" office:value-type="string">
            <text:p text:style-name="P6">int</text:p>
          </table:table-cell>
          <table:table-cell table:style-name="Table2.B2" office:value-type="string">
            <text:p text:style-name="P6">Unchecked</text:p>
          </table:table-cell>
          <table:table-cell table:style-name="Table2.B2" office:value-type="string">
            <text:p text:style-name="P6"> Id ของ content</text:p>
          </table:table-cell>
          <table:table-cell table:style-name="Table2.E1" office:value-type="string">
            <text:p text:style-name="P6">Pk</text:p>
          </table:table-cell>
        </table:table-row>
        <table:table-row table:style-name="Table2.1">
          <table:table-cell table:style-name="Table2.A2" office:value-type="string">
            <text:p text:style-name="P6">ContentTitle</text:p>
          </table:table-cell>
          <table:table-cell table:style-name="Table2.B2" office:value-type="string">
            <text:p text:style-name="P6">nvarchar(MAX)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<text:s/>Title ของ tag h1 บทความ</text:p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ContentDescription</text:p>
          </table:table-cell>
          <table:table-cell table:style-name="Table2.B2" office:value-type="string">
            <text:p text:style-name="P6">nvarchar(MAX)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 รายละเอียดของบทความ</text:p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ContentDetail</text:p>
          </table:table-cell>
          <table:table-cell table:style-name="Table2.B2" office:value-type="string">
            <text:p text:style-name="P6">nvarchar(MAX)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 เนื้อหา content ที่เป็น html</text:p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ContentTypeID</text:p>
          </table:table-cell>
          <table:table-cell table:style-name="Table2.B2" office:value-type="string">
            <text:p text:style-name="P6">int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 Id ประเภท article </text:p>
          </table:table-cell>
          <table:table-cell table:style-name="Table2.E1" office:value-type="string">
            <text:p text:style-name="P6">Fk</text:p>
          </table:table-cell>
        </table:table-row>
        <table:table-row table:style-name="Table2.1">
          <table:table-cell table:style-name="Table2.A2" office:value-type="string">
            <text:p text:style-name="P6">CreateUser</text:p>
          </table:table-cell>
          <table:table-cell table:style-name="Table2.B2" office:value-type="string">
            <text:p text:style-name="P6">nvarchar(50)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 ผู้สร้าง</text:p>
          </table:table-cell>
          <table:table-cell table:style-name="Table2.E1" office:value-type="string">
            <text:p text:style-name="P6">Fk</text:p>
          </table:table-cell>
        </table:table-row>
        <table:table-row table:style-name="Table2.1">
          <table:table-cell table:style-name="Table2.A2" office:value-type="string">
            <text:p text:style-name="P6">CreateDate</text:p>
          </table:table-cell>
          <table:table-cell table:style-name="Table2.B2" office:value-type="string">
            <text:p text:style-name="P6">datetime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 วันที่สร้าง</text:p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UpdateUser</text:p>
          </table:table-cell>
          <table:table-cell table:style-name="Table2.B2" office:value-type="string">
            <text:p text:style-name="P6">nvarchar(50)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 ผู้แก้ไข</text:p>
          </table:table-cell>
          <table:table-cell table:style-name="Table2.E1" office:value-type="string">
            <text:p text:style-name="P6">Fk</text:p>
          </table:table-cell>
        </table:table-row>
        <table:table-row table:style-name="Table2.1">
          <table:table-cell table:style-name="Table2.A2" office:value-type="string">
            <text:p text:style-name="P6">UpdateDate</text:p>
          </table:table-cell>
          <table:table-cell table:style-name="Table2.B2" office:value-type="string">
            <text:p text:style-name="P6">datetime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 วันที่แก้ไข</text:p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ImagePath</text:p>
          </table:table-cell>
          <table:table-cell table:style-name="Table2.B2" office:value-type="string">
            <text:p text:style-name="P6">nvarchar(MAX)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แสดง description image</text:p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contentFlag</text:p>
          </table:table-cell>
          <table:table-cell table:style-name="Table2.B2" office:value-type="string">
            <text:p text:style-name="P6">char(2)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 Flag status การแสดง content T= แสดง , <text:s/>F= ปิดเนื้อหา</text:p>
          </table:table-cell>
          <table:table-cell table:style-name="Table2.E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>contentTemplate</text:p>
          </table:table-cell>
          <table:table-cell table:style-name="Table2.B2" office:value-type="string">
            <text:p text:style-name="P6">varchar(50)</text:p>
          </table:table-cell>
          <table:table-cell table:style-name="Table2.B2" office:value-type="string">
            <text:p text:style-name="P6">Checked</text:p>
          </table:table-cell>
          <table:table-cell table:style-name="Table2.B2" office:value-type="string">
            <text:p text:style-name="P6">ไม่ได้ใช้</text:p>
          </table:table-cell>
          <table:table-cell table:style-name="Table2.E1" office:value-type="string">
            <text:p text:style-name="P6"/>
          </table:table-cell>
        </table:table-row>
      </table:table>
      <text:p text:style-name="Normal"/>
      <text:p text:style-name="Normal">Table : Admin_TemplateConten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7">Column name </text:p>
          </table:table-cell>
          <table:table-cell table:style-name="Table3.B1" office:value-type="string">
            <text:p text:style-name="P7">Data Type</text:p>
          </table:table-cell>
          <table:table-cell table:style-name="Table3.B1" office:value-type="string">
            <text:p text:style-name="P7">Allow Null</text:p>
          </table:table-cell>
          <table:table-cell table:style-name="Table3.B1" office:value-type="string">
            <text:p text:style-name="P7">Description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6">Template_ID</text:p>
          </table:table-cell>
          <table:table-cell table:style-name="Table3.B2" office:value-type="string">
            <text:p text:style-name="P6">int</text:p>
          </table:table-cell>
          <table:table-cell table:style-name="Table3.B2" office:value-type="string">
            <text:p text:style-name="P6">Unchecked</text:p>
          </table:table-cell>
          <table:table-cell table:style-name="Table3.B2" office:value-type="string">
            <text:p text:style-name="P6"> รหัส template</text:p>
          </table:table-cell>
          <table:table-cell table:style-name="Table3.E1" office:value-type="string">
            <text:p text:style-name="P6">Pk</text:p>
          </table:table-cell>
        </table:table-row>
        <table:table-row table:style-name="Table3.1">
          <table:table-cell table:style-name="Table3.A2" office:value-type="string">
            <text:p text:style-name="P6">TemplateName</text:p>
          </table:table-cell>
          <table:table-cell table:style-name="Table3.B2" office:value-type="string">
            <text:p text:style-name="P6">nvarchar(50)</text:p>
          </table:table-cell>
          <table:table-cell table:style-name="Table3.B2" office:value-type="string">
            <text:p text:style-name="P6">Checked</text:p>
          </table:table-cell>
          <table:table-cell table:style-name="Table3.B2" office:value-type="string">
            <text:p text:style-name="P6"> ชื่อของ template</text:p>
          </table:table-cell>
          <table:table-cell table:style-name="Table3.E1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TemplateHeadContent</text:p>
          </table:table-cell>
          <table:table-cell table:style-name="Table3.B2" office:value-type="string">
            <text:p text:style-name="P6">nvarchar(MAX)</text:p>
          </table:table-cell>
          <table:table-cell table:style-name="Table3.B2" office:value-type="string">
            <text:p text:style-name="P6">Checked</text:p>
          </table:table-cell>
          <table:table-cell table:style-name="Table3.B2" office:value-type="string">
            <text:p text:style-name="P6"> Tag script/js ของ page</text:p>
          </table:table-cell>
          <table:table-cell table:style-name="Table3.E1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TemplateMainContent</text:p>
          </table:table-cell>
          <table:table-cell table:style-name="Table3.B2" office:value-type="string">
            <text:p text:style-name="P6">nvarchar(MAX)</text:p>
          </table:table-cell>
          <table:table-cell table:style-name="Table3.B2" office:value-type="string">
            <text:p text:style-name="P6">Checked</text:p>
          </table:table-cell>
          <table:table-cell table:style-name="Table3.B2" office:value-type="string">
            <text:p text:style-name="P6"> Html template</text:p>
          </table:table-cell>
          <table:table-cell table:style-name="Table3.E1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CreateDate</text:p>
          </table:table-cell>
          <table:table-cell table:style-name="Table3.B2" office:value-type="string">
            <text:p text:style-name="P6">datetime</text:p>
          </table:table-cell>
          <table:table-cell table:style-name="Table3.B2" office:value-type="string">
            <text:p text:style-name="P6">Checked</text:p>
          </table:table-cell>
          <table:table-cell table:style-name="Table3.B2" office:value-type="string">
            <text:p text:style-name="P6"> วันที่สร้าง</text:p>
          </table:table-cell>
          <table:table-cell table:style-name="Table3.E1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CreateUser</text:p>
          </table:table-cell>
          <table:table-cell table:style-name="Table3.B2" office:value-type="string">
            <text:p text:style-name="P6">nvarchar(50)</text:p>
          </table:table-cell>
          <table:table-cell table:style-name="Table3.B2" office:value-type="string">
            <text:p text:style-name="P6">Checked</text:p>
          </table:table-cell>
          <table:table-cell table:style-name="Table3.B2" office:value-type="string">
            <text:p text:style-name="P6"> ผู้สร้าง</text:p>
          </table:table-cell>
          <table:table-cell table:style-name="Table3.E1" office:value-type="string">
            <text:p text:style-name="P6">Fk</text:p>
          </table:table-cell>
        </table:table-row>
        <table:table-row table:style-name="Table3.1">
          <table:table-cell table:style-name="Table3.A2" office:value-type="string">
            <text:p text:style-name="P6">UpdateDate</text:p>
          </table:table-cell>
          <table:table-cell table:style-name="Table3.B2" office:value-type="string">
            <text:p text:style-name="P6">datetime</text:p>
          </table:table-cell>
          <table:table-cell table:style-name="Table3.B2" office:value-type="string">
            <text:p text:style-name="P6">Checked</text:p>
          </table:table-cell>
          <table:table-cell table:style-name="Table3.B2" office:value-type="string">
            <text:p text:style-name="P6"> วันที่แก้ไข</text:p>
          </table:table-cell>
          <table:table-cell table:style-name="Table3.E1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6">UpdateUser</text:p>
          </table:table-cell>
          <table:table-cell table:style-name="Table3.B2" office:value-type="string">
            <text:p text:style-name="P6">nvarchar(50)</text:p>
          </table:table-cell>
          <table:table-cell table:style-name="Table3.B2" office:value-type="string">
            <text:p text:style-name="P6">Checked</text:p>
          </table:table-cell>
          <table:table-cell table:style-name="Table3.B2" office:value-type="string">
            <text:p text:style-name="P6"> ผู้แก้ไข</text:p>
          </table:table-cell>
          <table:table-cell table:style-name="Table3.E1" office:value-type="string">
            <text:p text:style-name="P6">Fk</text:p>
          </table:table-cell>
        </table:table-row>
      </table:table>
      <text:p text:style-name="Normal"/>
      <text:p text:style-name="Normal">Table : Admin_MetatacConten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7">Column name </text:p>
          </table:table-cell>
          <table:table-cell table:style-name="Table4.B1" office:value-type="string">
            <text:p text:style-name="P7">Data Type</text:p>
          </table:table-cell>
          <table:table-cell table:style-name="Table4.B1" office:value-type="string">
            <text:p text:style-name="P7">Allow Null</text:p>
          </table:table-cell>
          <table:table-cell table:style-name="Table4.B1" office:value-type="string">
            <text:p text:style-name="P7">Description</text:p>
          </table:table-cell>
          <table:table-cell table:style-name="Table4.E1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6">MetaID</text:p>
          </table:table-cell>
          <table:table-cell table:style-name="Table4.B2" office:value-type="string">
            <text:p text:style-name="P6">int</text:p>
          </table:table-cell>
          <table:table-cell table:style-name="Table4.B2" office:value-type="string">
            <text:p text:style-name="P6">Unchecked</text:p>
          </table:table-cell>
          <table:table-cell table:style-name="Table4.B2" office:value-type="string">
            <text:p text:style-name="P6"> รหัส meta tag</text:p>
          </table:table-cell>
          <table:table-cell table:style-name="Table4.E1" office:value-type="string">
            <text:p text:style-name="P6">Pk</text:p>
          </table:table-cell>
        </table:table-row>
        <table:table-row table:style-name="Table4.1">
          <table:table-cell table:style-name="Table4.A2" office:value-type="string">
            <text:p text:style-name="P6">MetaName</text:p>
          </table:table-cell>
          <table:table-cell table:style-name="Table4.B2" office:value-type="string">
            <text:p text:style-name="P6">nvarchar(50)</text:p>
          </table:table-cell>
          <table:table-cell table:style-name="Table4.B2" office:value-type="string">
            <text:p text:style-name="P6">Checked</text:p>
          </table:table-cell>
          <table:table-cell table:style-name="Table4.B2" office:value-type="string">
            <text:p text:style-name="P6">เก็บชื่อของ prop meta tag</text:p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6">MetaValue</text:p>
          </table:table-cell>
          <table:table-cell table:style-name="Table4.B2" office:value-type="string">
            <text:p text:style-name="P6">nvarchar(50)</text:p>
          </table:table-cell>
          <table:table-cell table:style-name="Table4.B2" office:value-type="string">
            <text:p text:style-name="P6">Checked</text:p>
          </table:table-cell>
          <table:table-cell table:style-name="Table4.B2" office:value-type="string">
            <text:p text:style-name="P6"> เก็บค่าของ prop <text:s/>meta tag</text:p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6">MetaContent</text:p>
          </table:table-cell>
          <table:table-cell table:style-name="Table4.B2" office:value-type="string">
            <text:p text:style-name="P6">nvarchar(MAX)</text:p>
          </table:table-cell>
          <table:table-cell table:style-name="Table4.B2" office:value-type="string">
            <text:p text:style-name="P6">Checked</text:p>
          </table:table-cell>
          <table:table-cell table:style-name="Table4.B2" office:value-type="string">
            <text:p text:style-name="P6"> เก็บรายละเอียด meta tag</text:p>
          </table:table-cell>
          <table:table-cell table:style-name="Table4.E1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6">ContentID</text:p>
          </table:table-cell>
          <table:table-cell table:style-name="Table4.B2" office:value-type="string">
            <text:p text:style-name="P6">int</text:p>
          </table:table-cell>
          <table:table-cell table:style-name="Table4.B2" office:value-type="string">
            <text:p text:style-name="P6">Checked</text:p>
          </table:table-cell>
          <table:table-cell table:style-name="Table4.B2" office:value-type="string">
            <text:p text:style-name="P6"> เก็บ ID ของ article</text:p>
          </table:table-cell>
          <table:table-cell table:style-name="Table4.E1" office:value-type="string">
            <text:p text:style-name="P6">Fk</text:p>
          </table:table-cell>
        </table:table-row>
      </table:table>
      <text:p text:style-name="Normal"/>
      <text:p text:style-name="Normal">Table : Admin_TypeCont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7">Column name </text:p>
          </table:table-cell>
          <table:table-cell table:style-name="Table5.B1" office:value-type="string">
            <text:p text:style-name="P7">Data Type</text:p>
          </table:table-cell>
          <table:table-cell table:style-name="Table5.B1" office:value-type="string">
            <text:p text:style-name="P7">Allow Null</text:p>
          </table:table-cell>
          <table:table-cell table:style-name="Table5.B1" office:value-type="string">
            <text:p text:style-name="P7">Description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6">ContentTypeID</text:p>
          </table:table-cell>
          <table:table-cell table:style-name="Table5.B2" office:value-type="string">
            <text:p text:style-name="P6">int</text:p>
          </table:table-cell>
          <table:table-cell table:style-name="Table5.B2" office:value-type="string">
            <text:p text:style-name="P6">Unchecked</text:p>
          </table:table-cell>
          <table:table-cell table:style-name="Table5.B2" office:value-type="string">
            <text:p text:style-name="P6"> รหัสของประเภทบทความ</text:p>
          </table:table-cell>
          <table:table-cell table:style-name="Table5.E1" office:value-type="string">
            <text:p text:style-name="P6">Pk</text:p>
          </table:table-cell>
        </table:table-row>
        <text:soft-page-break/>
        <table:table-row table:style-name="Table5.1">
          <table:table-cell table:style-name="Table5.A2" office:value-type="string">
            <text:p text:style-name="P6">ContentSectionNum</text:p>
          </table:table-cell>
          <table:table-cell table:style-name="Table5.B2" office:value-type="string">
            <text:p text:style-name="P6">int</text:p>
          </table:table-cell>
          <table:table-cell table:style-name="Table5.B2" office:value-type="string">
            <text:p text:style-name="P6">Checked</text:p>
          </table:table-cell>
          <table:table-cell table:style-name="Table5.B2" office:value-type="string">
            <text:p text:style-name="P6"> ตัวเลขไว้แบ่งกลุ่มบทความ</text:p>
          </table:table-cell>
          <table:table-cell table:style-name="Table5.E1" office:value-type="string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6">ContentSectionDesc</text:p>
          </table:table-cell>
          <table:table-cell table:style-name="Table5.B2" office:value-type="string">
            <text:p text:style-name="P6">nvarchar(50)</text:p>
          </table:table-cell>
          <table:table-cell table:style-name="Table5.B2" office:value-type="string">
            <text:p text:style-name="P6">Checked</text:p>
          </table:table-cell>
          <table:table-cell table:style-name="Table5.B2" office:value-type="string">
            <text:p text:style-name="P6"> หัวข้อบทความ</text:p>
          </table:table-cell>
          <table:table-cell table:style-name="Table5.E1" office:value-type="string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6">ContentCategory</text:p>
          </table:table-cell>
          <table:table-cell table:style-name="Table5.B2" office:value-type="string">
            <text:p text:style-name="P6">nvarchar(50)</text:p>
          </table:table-cell>
          <table:table-cell table:style-name="Table5.B2" office:value-type="string">
            <text:p text:style-name="P6">Checked</text:p>
          </table:table-cell>
          <table:table-cell table:style-name="Table5.B2" office:value-type="string">
            <text:p text:style-name="P6"> รายละเอียดของบทความ</text:p>
          </table:table-cell>
          <table:table-cell table:style-name="Table5.E1" office:value-type="string">
            <text:p text:style-name="P6"/>
          </table:table-cell>
        </table:table-row>
      </table:table>
      <text:p text:style-name="Normal">Table : User_logi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7">Column name </text:p>
          </table:table-cell>
          <table:table-cell table:style-name="Table6.B1" office:value-type="string">
            <text:p text:style-name="P7">Data Type</text:p>
          </table:table-cell>
          <table:table-cell table:style-name="Table6.B1" office:value-type="string">
            <text:p text:style-name="P7">Allow Null</text:p>
          </table:table-cell>
          <table:table-cell table:style-name="Table6.B1" office:value-type="string">
            <text:p text:style-name="P7">Description</text:p>
          </table:table-cell>
          <table:table-cell table:style-name="Table6.E1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6">ID</text:p>
          </table:table-cell>
          <table:table-cell table:style-name="Table6.B2" office:value-type="string">
            <text:p text:style-name="P6">int</text:p>
          </table:table-cell>
          <table:table-cell table:style-name="Table6.B2" office:value-type="string">
            <text:p text:style-name="P6">Unchecked</text:p>
          </table:table-cell>
          <table:table-cell table:style-name="Table6.D2" office:value-type="string">
            <text:p text:style-name="P6"> รหัสล็อกอิน</text:p>
          </table:table-cell>
          <table:table-cell table:style-name="Table6.E1" office:value-type="string">
            <text:p text:style-name="P6">Pk</text:p>
          </table:table-cell>
        </table:table-row>
        <table:table-row table:style-name="Table6.1">
          <table:table-cell table:style-name="Table6.A2" office:value-type="string">
            <text:p text:style-name="P6">NAME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D2" office:value-type="string">
            <text:p text:style-name="P6"> ชื่อผู้ใช้ระบบ</text:p>
          </table:table-cell>
          <table:table-cell table:style-name="Table6.E3" office:value-type="string">
            <text:p text:style-name="P6">Fk</text:p>
          </table:table-cell>
        </table:table-row>
        <table:table-row table:style-name="Table6.1">
          <table:table-cell table:style-name="Table6.A2" office:value-type="string">
            <text:p text:style-name="P6">LNAME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D2" office:value-type="string">
            <text:p text:style-name="P6"> นามสกุลผู้ใช้ระบบ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USERNAME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ชื่อที่ใช้ login เข้าสู่ระบบ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PASSWORD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รหัสที่ใช้ login เข้าสู่ระบบ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USER_ROLE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สิทธิการเข้าถึงระบบ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CREATE_USER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ผู้สร้าง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CREATE_DATE</text:p>
          </table:table-cell>
          <table:table-cell table:style-name="Table6.B2" office:value-type="string">
            <text:p text:style-name="P6">datetime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วันที่สร้าง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UPDATE_USER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ผู้แก้ไข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UPDATE_DATE</text:p>
          </table:table-cell>
          <table:table-cell table:style-name="Table6.B2" office:value-type="string">
            <text:p text:style-name="P6">datetime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วันทีแก้ไข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SYSTEM_NAME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ระบบที่ผู้ใช้สามารถเข้าถึง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DEPARTMENT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ส่วนงานของผู้ใช้ระบบ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EMAIL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Email ผู้ใช้ระบบ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STATUS</text:p>
          </table:table-cell>
          <table:table-cell table:style-name="Table6.B2" office:value-type="string">
            <text:p text:style-name="P6">varchar(1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สถานะการเข้าใช้ระบบ Y= สามารถเข้าใช้ระบบได้ , N <text:s/>= ไม่อนุญาติให้ใช้ระบบ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CODE</text:p>
          </table:table-cell>
          <table:table-cell table:style-name="Table6.B2" office:value-type="string">
            <text:p text:style-name="P6">int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รหัสพนักงาน </text:p>
          </table:table-cell>
          <table:table-cell table:style-name="Table6.E1" office:value-type="string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6">MAIL_TYPE</text:p>
          </table:table-cell>
          <table:table-cell table:style-name="Table6.B2" office:value-type="string">
            <text:p text:style-name="P6">varchar(50)</text:p>
          </table:table-cell>
          <table:table-cell table:style-name="Table6.B2" office:value-type="string">
            <text:p text:style-name="P6">Checked</text:p>
          </table:table-cell>
          <table:table-cell table:style-name="Table6.B2" office:value-type="string">
            <text:p text:style-name="P6"> ประเภท mail ที่ส่งถึงลูกค้า ใช้ในระบบส่ง mail</text:p>
          </table:table-cell>
          <table:table-cell table:style-name="Table6.E1" office:value-type="string">
            <text:p text:style-name="P6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>Other : </text:p>
      <text:p text:style-name="Normal"><text:s text:c="3"/>- <text:s/>article/detail จะเป็น rewrite url ซึ่งจะทำให้ url สั่นลงและตรงตามหลัก seo ที่ทาง marketing ต้องการ</text:p>
      <text:p text:style-name="Normal">ซึ่งเป็น plugin เสริม URLRewriter ซึ่งต้อง config <text:s text:c="2"/>&gt; web config <text:s/>จะอยู่บน server เท่านั้น</text:p>
      <text:p text:style-name="P10"><text:span text:style-name="T7"><text:tab/> </text:span><text:span text:style-name="T9"><text:s/>&lt;</text:span><text:span text:style-name="T5">rewrite</text:span><text:span text:style-name="T9">&gt;</text:span></text:p>
      <text:p text:style-name="P11"><text:span text:style-name="T8"><text:tab/><text:tab/> <text:s/>&lt;</text:span><text:span text:style-name="T4">rules</text:span><text:span text:style-name="T8">&gt;</text:span></text:p>
      <text:p text:style-name="P11"><text:span text:style-name="T8"><text:tab/><text:tab/><text:tab/> <text:s/>&lt;</text:span><text:span text:style-name="T4">rule</text:span><text:span text:style-name="T8"> </text:span><text:span text:style-name="T10">name</text:span><text:span text:style-name="T8">=</text:span><text:span text:style-name="T11">"</text:span><text:span text:style-name="T8">Fail bad requests</text:span><text:span text:style-name="T11">"</text:span><text:span text:style-name="T8">&gt;</text:span></text:p>
      <text:p text:style-name="P11"><text:span text:style-name="T8"><text:tab/><text:tab/><text:tab/><text:tab/> <text:s/>&lt;</text:span><text:span text:style-name="T4">match</text:span><text:span text:style-name="T8"> </text:span><text:span text:style-name="T10">url</text:span><text:span text:style-name="T8">=</text:span><text:span text:style-name="T11">"</text:span><text:span text:style-name="T8">.</text:span><text:span text:style-name="T11">"</text:span><text:span text:style-name="T8"> /&gt;</text:span></text:p>
      <text:p text:style-name="P11"><text:span text:style-name="T8"><text:tab/><text:tab/><text:tab/><text:tab/> <text:s/>&lt;</text:span><text:span text:style-name="T4">conditions</text:span><text:span text:style-name="T8">&gt;</text:span></text:p>
      <text:p text:style-name="P11"><text:span text:style-name="T8"><text:tab/><text:tab/><text:tab/><text:tab/><text:tab/> <text:s/>&lt;</text:span><text:span text:style-name="T4">add</text:span><text:span text:style-name="T8"> </text:span><text:span text:style-name="T10">input</text:span><text:span text:style-name="T8">=</text:span><text:span text:style-name="T11">"</text:span><text:span text:style-name="T8">{HTTP_HOST}</text:span><text:span text:style-name="T11">"</text:span><text:span text:style-name="T8"> </text:span><text:span text:style-name="T10">negate</text:span><text:span text:style-name="T8">=</text:span><text:span text:style-name="T11">"</text:span><text:span text:style-name="T8">true</text:span><text:span text:style-name="T11">"</text:span><text:span text:style-name="T8"> </text:span><text:span text:style-name="T10">pattern</text:span><text:span text:style-name="T8">=</text:span><text:span text:style-name="T11">"</text:span><text:span text:style-name="T8">(([^.])+\.([^.])+)$</text:span><text:span text:style-name="T11">"</text:span><text:span text:style-name="T8"> /&gt; </text:span></text:p>
      <text:p text:style-name="P11"><text:span text:style-name="T8"><text:tab/><text:tab/><text:tab/><text:tab/> <text:s/>&lt;</text:span><text:span text:style-name="T4">action</text:span><text:span text:style-name="T8"> </text:span><text:span text:style-name="T10">type</text:span><text:span text:style-name="T8">=</text:span><text:span text:style-name="T11">"</text:span><text:span text:style-name="T8">AbortRequest</text:span><text:span text:style-name="T11">"</text:span><text:span text:style-name="T8"> /&gt;</text:span></text:p>
      <text:p text:style-name="P11"><text:span text:style-name="T8"><text:tab/><text:tab/><text:tab/> <text:s/>&lt;/</text:span><text:span text:style-name="T4">rule</text:span><text:span text:style-name="T8">&gt;</text:span></text:p>
      <text:p text:style-name="P11"><text:span text:style-name="T8"><text:tab/><text:tab/><text:tab/> <text:s/>&lt;</text:span><text:span text:style-name="T4">rule</text:span><text:span text:style-name="T8"> </text:span><text:span text:style-name="T10">name</text:span><text:span text:style-name="T8">=</text:span><text:span text:style-name="T11">"</text:span><text:span text:style-name="T8">Rewrite to article.aspx</text:span><text:span text:style-name="T11">"</text:span><text:span text:style-name="T8">&gt;</text:span></text:p>
      <text:p text:style-name="P11"><text:span text:style-name="T8"><text:tab/><text:tab/><text:tab/><text:tab/> <text:s/>&lt;</text:span><text:span text:style-name="T4">match</text:span><text:span text:style-name="T8"> </text:span><text:span text:style-name="T10">url</text:span><text:span text:style-name="T8">=</text:span><text:span text:style-name="T11">"</text:span><text:span text:style-name="T8">^article/([0-9]+)</text:span><text:span text:style-name="T11">"</text:span><text:span text:style-name="T8"> /&gt;</text:span></text:p>
      <text:p text:style-name="P11"><text:span text:style-name="T8"><text:tab/><text:tab/><text:tab/><text:tab/> <text:s/>&lt;</text:span><text:span text:style-name="T4">action</text:span><text:span text:style-name="T8"> </text:span><text:span text:style-name="T10">type</text:span><text:span text:style-name="T8">=</text:span><text:span text:style-name="T11">"</text:span><text:span text:style-name="T8">Rewrite</text:span><text:span text:style-name="T11">"</text:span><text:span text:style-name="T8"> </text:span><text:span text:style-name="T10">url</text:span><text:span text:style-name="T8">=</text:span><text:span text:style-name="T11">"</text:span><text:span text:style-name="T8">article/Detail.aspx?id={R:1}</text:span><text:span text:style-name="T11">"</text:span><text:span text:style-name="T8"> /&gt;</text:span></text:p>
      <text:p text:style-name="P11"><text:span text:style-name="T8"><text:tab/><text:tab/><text:tab/> <text:s/>&lt;/</text:span><text:span text:style-name="T4">rule</text:span><text:span text:style-name="T8">&gt;</text:span></text:p>
      <text:p text:style-name="P11"><text:span text:style-name="T8"><text:tab/><text:tab/> <text:s/>&lt;/</text:span><text:span text:style-name="T4">rules</text:span><text:span text:style-name="T8">&gt;</text:span></text:p>
      <text:p text:style-name="P10"><text:span text:style-name="T9"><text:tab/> <text:s/>&lt;/</text:span><text:span text:style-name="T5">rewrite</text:span><text:span text:style-name="T9">&gt;</text:span></text:p>
      <text:p text:style-name="Normal"><text:span text:style-name="Default_20_Paragraph_20_Font"><text:span text:style-name="T12">ซึ่งก่อนหน้านี้เคยมีปัญหาเข้ามาด้วย sillkspan.com/v2/article/ แล้ว error article เพราะ match url ผิด หากเกิดปัญหาเกี่ยวกับเข้าใช้ article ไม่ได้ มาเช็คที่ formath <text:s/>rewriteครับ</text:span></text:span></text:p>
      <text:p text:style-name="Normal"><text:span text:style-name="Default_20_Paragraph_20_Font"><text:span text:style-name="T12">- project FrontEnd จะ error หา bin chkFinder ไม่เจอ กรณีที่ดึงมาใหม่ <text:s/>ถ้าดึง project frontEnd ลงมาใหม่ให้ add reference chkfinder จาก path : js/chkfinder/bin/CkFFinder.dll(อย่าลืม build project ก่อน add นะครับ)</text:span></text:span></text:p>
      <text:p text:style-name="Normal"><text:span text:style-name="Default_20_Paragraph_20_Font"><text:span text:style-name="T2">FAQ <text:s text:c="2"/>: </text:span></text:span></text:p>
      <text:p text:style-name="Normal">Q1 = <text:s/>user ต้องการปรับแก้ script facebook / script อื่นๆ ต้องปรับแก้ยังไงที่ไหน<text:line-break/>A1 = สามารถปรับแก้ที่ file /v2/article/detail.aspx <text:s/>อย่าไปลบ Literal</text:p>
      <text:p text:style-name="Normal"><text:soft-page-break/>Q2 = <text:s/>user ต้องการ template ใหม่<text:line-break/>A2 = แจ้งให้ team html ทำ page มา แล้วนำ html insert ลง table : <text:s/>Admin_TemplateContent ซึ่งจะต้องทำการแปลง html เป็น <text:s/>sspTag ก่อนเพราะ texEditor ไม่ support html <text:s/>บาง tag จะทำให้ tag เพี้ยน ถ้าไม่ แปลง สามารถแปลงได้จาก <text:a xlink:type="simple" xlink:href="http://www.silkspan.com/v2/Administrator/Content/ManageContent.aspx" text:style-name="Internet_20_link" text:visited-style-name="Visited_20_Internet_20_Link">http://www.silkspan.com/v2/Administrator/Content/ManageContent.aspx</text:a> &gt;&gt; เลือก convertHtml <text:s/>จากนั้น convert html เป็น 1 <text:s/>line และ insert ลง table <text:s text:c="2"/><text:line-break/>สามารแปลง html ได้จาก method <text:span text:style-name="T6">: decodeHtml &gt;&gt; ManageContentBAL</text:span></text:p>
      <text:p text:style-name="Normal">Screen </text:p>
      <text:p text:style-name="P4">[Screen pic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Normal"><text:span text:style-name="Default_20_Paragraph_20_Font"><text:span text:style-name="T1">Workflow <text:s text:c="2"/></text:span></text:span>: </text:p>
      <text:p text:style-name="P4"><draw:frame draw:style-name="fr1" draw:name="Picture 0" text:anchor-type="as-char" svg:y="0cm" svg:width="9.102cm" style:rel-width="scale" svg:height="18.971cm" style:rel-height="scale" draw:z-index="1"><draw:image/><svg:desc>flow_article mng.jpg</svg:desc></draw:frame></text:p>
      <text:p text:style-name="P4"><text:span text:style-name="Default_20_Paragraph_20_Font">รูปภาพ </text:span>Workflow-Manage article</text:p>
      <text:p text:style-name="P4"/>
      <text:p text:style-name="P4"/>
      <text:p text:style-name="P4"><text:soft-page-break/></text:p>
      <text:p text:style-name="P4"/>
      <text:p text:style-name="P4"><draw:frame draw:style-name="fr1" draw:name="Picture 1" text:anchor-type="as-char" svg:y="0cm" svg:width="8.043cm" style:rel-width="scale" svg:height="18.309cm" style:rel-height="scale" draw:z-index="2"><draw:image/><svg:desc>flow_view_article.jpg</svg:desc></draw:frame></text:p>
      <text:p text:style-name="P4"><text:span text:style-name="Default_20_Paragraph_20_Font">รูปภาพ </text:span>Workflow-View articl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nsolas" svg:font-family="Consolas" style:font-family-generic="swiss" style:font-pitch="fixed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4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ordia New" style:font-size-complex="14pt" style:language-complex="th" style:country-complex="TH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Angsana New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Angsana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description/>
    <dc:subject/>
    <meta:initial-creator>Piya</meta:initial-creator>
    <meta:creation-date>2016-09-21T09:01:00Z</meta:creation-date>
    <dc:date>2016-09-22T12:08:16.40</dc:date>
    <meta:editing-cycles>22</meta:editing-cycles>
    <meta:editing-duration>PT1H14M24S</meta:editing-duration>
    <meta:document-statistic meta:table-count="6" meta:image-count="2" meta:object-count="1" meta:page-count="9" meta:paragraph-count="289" meta:word-count="1575" meta:character-count="5400"/>
    <meta:template xlink:type="simple" xlink:actuate="onRequest" xlink:title="" xlink:href="Normal.dotm"/>
  </office:meta>
</office:document-meta>
</file>